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272727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Finess établissement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Type de fichier </text:p>
          </table:table-cell>
          <table:table-cell office:value-type="string" calcext:value-type="string">
            <text:p>TYPFI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G59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Année </text:p>
          </table:table-cell>
          <table:table-cell office:value-type="string" calcext:value-type="string">
            <text:p>ANNE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format AAA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Période </text:p>
          </table:table-cell>
          <table:table-cell office:value-type="string" calcext:value-type="string">
            <text:p>P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12 pour M1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Identification du bénéficiaire </text:p>
          </table:table-cell>
          <table:table-cell office:value-type="string" calcext:value-type="string">
            <text:p>IDBE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Dans le cas de l'interne coder : INTERNE Dans le cas d'un laboratoire privé ou un cabinet libéral : coder LABO99999 Dans le cas d'un établissement tiers : noter son numéro FINESS(*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Code de l'acte </text:p>
          </table:table-cell>
          <table:table-cell office:value-type="string" calcext:value-type="string">
            <text:p>CDAC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Suivant le référentiel RIHN et LC publié en vigueur au moment de la réalisation de l’ac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Nombre d’actes réalisés </text:p>
          </table:table-cell>
          <table:table-cell office:value-type="string" calcext:value-type="string">
            <text:p>NBAR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(**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Nombre d’actes facturés </text:p>
          </table:table-cell>
          <table:table-cell office:value-type="string" calcext:value-type="string">
            <text:p>NBAF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0 pour l’interne <text:s/>\n Peut-être différent du « nombre réalisés » si des actes gratuits sont réalisés pour un bénéficiaire don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</text:p>
          </table:table-cell>
          <table:table-cell table:style-name="ce2" office:value-type="string" calcext:value-type="string">
            <text:p>Montant facturé </text:p>
          </table:table-cell>
          <table:table-cell office:value-type="string" calcext:value-type="string">
            <text:p>MNTF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0 pour l’interne \n 8+2 (ex : renseigner 0001000050 pour indiquer 10000,50€)</text:p>
          </table:table-cell>
          <table:table-cell/>
          <table:table-cell office:value-type="string" calcext:value-type="string">
            <text:p>8+2</text:p>
          </table:table-cell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046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9:09.4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9:42.299000000</dc:date>
    <meta:editing-duration>PT1H40M3S</meta:editing-duration>
    <meta:editing-cycles>32</meta:editing-cycles>
    <meta:document-statistic meta:table-count="1" meta:cell-count="114" meta:object-count="0"/>
  </office:meta>
</office:document-meta>
</file>